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createTimeTab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3.775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4.8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7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>
      <style:text-properties fo:color="#6666ff" fo:font-weight="bold" style:font-weight-asian="bold" style:font-weight-complex="bold"/>
    </style:style>
    <style:style style:name="ce3" style:family="table-cell" style:parent-style-name="Default" style:data-style-name="N112"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style:vertical-align="middle"/>
      <style:text-properties fo:color="#6666ff" style:font-name="Liberation Sans" fo:font-weight="bold" style:font-name-asian="TakaoPGothic" style:font-weight-asian="bold" style:font-name-complex="TakaoPGothic" style:font-weight-complex="bold"/>
    </style:style>
    <style:style style:name="ce18" style:family="table-cell" style:parent-style-name="Default">
      <style:table-cell-properties style:vertical-align="middle"/>
      <style:text-properties fo:color="#ff0000" style:font-name="Liberation Sans" fo:font-weight="bold" style:font-name-asian="TakaoPGothic" style:font-weight-asian="bold" style:font-name-complex="TakaoPGothic" style:font-weight-complex="bold"/>
    </style:style>
    <style:style style:name="ce19" style:family="table-cell" style:parent-style-name="Default">
      <style:text-properties fo:font-weight="bold" style:font-name-asian="Noto Sans CJK JP" style:font-weight-asian="bold" style:font-name-complex="Lohit Devanagari" style:font-weight-complex="bold"/>
    </style:style>
    <style:style style:name="ce20" style:family="table-cell" style:parent-style-name="Default" style:data-style-name="N112">
      <style:table-cell-properties style:vertical-align="top"/>
      <style:text-properties style:font-name="Liberation Sans" fo:font-weight="normal" style:font-name-asian="TakaoPGothic" style:font-weight-asian="normal" style:font-name-complex="TakaoPGothic" style:font-weight-complex="normal"/>
    </style:style>
    <style:style style:name="ce21" style:family="table-cell" style:parent-style-name="Default">
      <style:table-cell-properties style:vertical-align="top"/>
      <style:text-properties style:font-name="Liberation Sans" fo:font-weight="normal" style:font-name-asian="TakaoPGothic" style:font-weight-asian="normal" style:font-name-complex="TakaoPGothic" style:font-weight-complex="normal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84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84"/>
    <style:style style:name="ce12" style:family="table-cell" style:parent-style-name="Default" style:data-style-name="N112"/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able-cell-properties style:vertical-align="top"/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" style:font-name-complex="TakaoPGothic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時間割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自動割振実行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reateTimeTable.Main?language=Basic&amp;location=document" xlink:type="simple"/>
              </office:event-listeners>
            </form:button>
          </form:form>
        </office:forms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17" table:default-cell-style-name="Default"/>
        <table:table-column table:style-name="co4" table:default-cell-style-name="Default"/>
        <table:table-column table:style-name="co5" table:number-columns-repeated="982" table:default-cell-style-name="Default"/>
        <table:table-row table:style-name="ro1">
          <table:table-cell table:number-columns-repeated="1003"/>
        </table:table-row>
        <table:table-row table:style-name="ro2">
          <table:table-cell table:style-name="ce1" table:number-columns-repeated="2"/>
          <table:table-cell/>
          <table:table-cell table:style-name="ce19" office:value-type="string" calcext:value-type="string">
            <text:p>小さい教室1</text:p>
          </table:table-cell>
          <table:table-cell table:style-name="ce19" office:value-type="string" calcext:value-type="string">
            <text:p>小さい教室2</text:p>
          </table:table-cell>
          <table:table-cell table:style-name="ce19" office:value-type="string" calcext:value-type="string">
            <text:p>小さい教室3</text:p>
          </table:table-cell>
          <table:table-cell table:style-name="ce19" office:value-type="string" calcext:value-type="string">
            <text:p>小さい教室4</text:p>
          </table:table-cell>
          <table:table-cell table:style-name="ce19" office:value-type="string" calcext:value-type="string">
            <text:p>小さい教室5</text:p>
          </table:table-cell>
          <table:table-cell table:style-name="ce19" office:value-type="string" calcext:value-type="string">
            <text:p>小さい教室6</text:p>
          </table:table-cell>
          <table:table-cell table:style-name="ce19" office:value-type="string" calcext:value-type="string">
            <text:p>小さい教室7</text:p>
          </table:table-cell>
          <table:table-cell table:style-name="ce19" office:value-type="string" calcext:value-type="string">
            <text:p>小さい教室8</text:p>
          </table:table-cell>
          <table:table-cell table:style-name="ce19" office:value-type="string" calcext:value-type="string">
            <text:p>小さい教室9</text:p>
          </table:table-cell>
          <table:table-cell table:style-name="ce19" office:value-type="string" calcext:value-type="string">
            <text:p>小さい教室10</text:p>
          </table:table-cell>
          <table:table-cell table:style-name="ce19" office:value-type="string" calcext:value-type="string">
            <text:p>小さい教室11</text:p>
          </table:table-cell>
          <table:table-cell table:style-name="ce19" office:value-type="string" calcext:value-type="string">
            <text:p>大きい教室1</text:p>
          </table:table-cell>
          <table:table-cell table:style-name="ce19" office:value-type="string" calcext:value-type="string">
            <text:p>大きい教室2</text:p>
          </table:table-cell>
          <table:table-cell table:style-name="ce19" office:value-type="string" calcext:value-type="string">
            <text:p>大きい教室3</text:p>
          </table:table-cell>
          <table:table-cell table:style-name="ce19" office:value-type="string" calcext:value-type="string">
            <text:p>大きい教室4</text:p>
          </table:table-cell>
          <table:table-cell table:style-name="ce19" office:value-type="string" calcext:value-type="string">
            <text:p>大きい教室5</text:p>
          </table:table-cell>
          <table:table-cell table:style-name="ce19" office:value-type="string" calcext:value-type="string">
            <text:p>大きい教室6</text:p>
          </table:table-cell>
          <table:table-cell table:style-name="ce1" table:number-columns-repeated="983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７日（土）1限目</text:p>
          </table:table-cell>
          <table:table-cell table:style-name="ce20" office:value-type="string" calcext:value-type="string">
            <text:p>島旅のすすめ ～小笠原諸島編～</text:p>
            <text:p>浅川功治</text:p>
            <text:p>プロジェクター</text:p>
          </table:table-cell>
          <table:table-cell table:style-name="ce21" office:value-type="string" calcext:value-type="string">
            <text:p>チャイケモブックカフェ</text:p>
            <text:p>NPO法人チャイルド・ケモ・ハウス</text:p>
            <text:p/>
          </table:table-cell>
          <table:table-cell table:style-name="ce21" office:value-type="string" calcext:value-type="string">
            <text:p>英語落語</text:p>
            <text:p>吉田　和平</text:p>
            <text:p/>
          </table:table-cell>
          <table:table-cell table:style-name="ce21" office:value-type="string" calcext:value-type="string">
            <text:p>マスク使用で衰えた表情筋を顔体操で強化 </text:p>
            <text:p>樋口 まり</text:p>
            <text:p>プロジェクター</text:p>
          </table:table-cell>
          <table:table-cell table:style-name="ce21" office:value-type="string" calcext:value-type="string">
            <text:p>うそ?ほんと?古文書に見る江戸時代の知恵</text:p>
            <text:p>加藤学</text:p>
            <text:p>プロジェクター</text:p>
          </table:table-cell>
          <table:table-cell table:style-name="ce6" office:value-type="string" calcext:value-type="string">
            <text:p>アミング潮江商店街の楽しみ方</text:p>
            <text:p>田中正喜 &amp; 商店街の仲間達</text:p>
            <text:p>プロジェクター</text:p>
          </table:table-cell>
          <table:table-cell table:style-name="ce6" office:value-type="string" calcext:value-type="string">
            <text:p>阪神水道企業団の概要説明など</text:p>
            <text:p>阪神水道企業団</text:p>
            <text:p>プロジェクター</text:p>
          </table:table-cell>
          <table:table-cell table:style-name="ce6" office:value-type="string" calcext:value-type="string">
            <text:p>新聞は変わったか??</text:p>
            <text:p>村瀬 隆三</text:p>
            <text:p/>
          </table:table-cell>
          <table:table-cell table:style-name="ce6" office:value-type="string" calcext:value-type="string">
            <text:p>ダンボール・ドラムで？とことこ・とんとん</text:p>
            <text:p>お元気ムース・タフ―</text:p>
            <text:p/>
          </table:table-cell>
          <table:table-cell table:style-name="ce6" office:value-type="string" calcext:value-type="string">
            <text:p>婚活から学ぶ男女別「謎」の行動</text:p>
            <text:p>木村 惠</text:p>
            <text:p>プロジェクター</text:p>
          </table:table-cell>
          <table:table-cell table:style-name="ce6" office:value-type="string" calcext:value-type="string">
            <text:p>14歳が教える競馬の魅力</text:p>
            <text:p>武庫のダブルゆう</text:p>
            <text:p>プロジェクター</text:p>
          </table:table-cell>
          <table:table-cell table:style-name="ce6" office:value-type="string" calcext:value-type="string">
            <text:p>古代・中世編 古墳から寺院、そして、城へ</text:p>
            <text:p>井上 亮</text:p>
            <text:p>プロジェクター</text:p>
          </table:table-cell>
          <table:table-cell table:style-name="ce6" office:value-type="string" calcext:value-type="string">
            <text:p>原始・古代編 弥生人とイイダコ壺</text:p>
            <text:p>?梨 政大</text:p>
            <text:p>プロジェクター</text:p>
          </table:table-cell>
          <table:table-cell table:style-name="ce6" office:value-type="string" calcext:value-type="string">
            <text:p>あつまれ！ボッチャの森</text:p>
            <text:p>窪津秀政</text:p>
            <text:p>プロジェクター</text:p>
          </table:table-cell>
          <table:table-cell table:style-name="ce6" office:value-type="string" calcext:value-type="string">
            <text:p>初めての人も楽しくできるお手玉遊び</text:p>
            <text:p>池邊美保子&amp;黒田治子尼崎お手玉の会</text:p>
            <text:p/>
          </table:table-cell>
          <table:table-cell table:style-name="ce6" office:value-type="string" calcext:value-type="string">
            <text:p>体験しよう!発達障害</text:p>
            <text:p>いくしあ(発達相談支援課)</text:p>
            <text:p/>
          </table:table-cell>
          <table:table-cell table:style-name="ce6" office:value-type="string" calcext:value-type="string">
            <text:p>「森の会議」サマセミ出張版</text:p>
            <text:p>若狭健作、藤本遼</text:p>
            <text:p/>
          </table:table-cell>
          <table:table-cell table:style-name="ce6"/>
          <table:table-cell table:number-columns-repeated="982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７日（土）2限目</text:p>
          </table:table-cell>
          <table:table-cell table:style-name="ce20" office:value-type="string" calcext:value-type="string">
            <text:p>ガラスびんはSDGsの王様!</text:p>
            <text:p>辻 良太</text:p>
            <text:p>プロジェクター</text:p>
          </table:table-cell>
          <table:table-cell table:style-name="ce21" office:value-type="string" calcext:value-type="string">
            <text:p>いっしょに考えよう!デートDVってなに?</text:p>
            <text:p>岩田さやか</text:p>
            <text:p>プロジェクター</text:p>
          </table:table-cell>
          <table:table-cell table:style-name="ce21" office:value-type="string" calcext:value-type="string">
            <text:p>学生が語るオンラインコミュニティの作り方</text:p>
            <text:p>今中・玉垣・時任</text:p>
            <text:p>プロジェクター</text:p>
          </table:table-cell>
          <table:table-cell table:style-name="ce21" office:value-type="string" calcext:value-type="string">
            <text:p>ヅカトーーク!!華麗なる宝塚歌劇の世界</text:p>
            <text:p>池内猛、薮田潮美、山添杏子</text:p>
            <text:p/>
          </table:table-cell>
          <table:table-cell table:style-name="ce21" office:value-type="string" calcext:value-type="string">
            <text:p>寄付を文化に!チャリティショップの可能性</text:p>
            <text:p>植平知世</text:p>
            <text:p/>
          </table:table-cell>
          <table:table-cell table:style-name="ce7" office:value-type="string" calcext:value-type="string">
            <text:p>障害福祉×お笑い=ミーツザ新喜劇の作り方</text:p>
            <text:p>板垣宏明</text:p>
            <text:p/>
          </table:table-cell>
          <table:table-cell table:style-name="ce7" office:value-type="string" calcext:value-type="string">
            <text:p>リフレッシュヨガ</text:p>
            <text:p>Erika</text:p>
            <text:p/>
          </table:table-cell>
          <table:table-cell table:style-name="ce7" office:value-type="string" calcext:value-type="string">
            <text:p>知っておきたい「成年後見制度」</text:p>
            <text:p>長町　章子</text:p>
            <text:p/>
          </table:table-cell>
          <table:table-cell table:style-name="ce7" office:value-type="string" calcext:value-type="string">
            <text:p>しゃれは脳トレ!しゃれボケ体験してみよう</text:p>
            <text:p>阿部 義之</text:p>
            <text:p/>
          </table:table-cell>
          <table:table-cell table:style-name="ce7" office:value-type="string" calcext:value-type="string">
            <text:p>鉄は硬くない!鉄工所の仕事</text:p>
            <text:p>細尾 哲也</text:p>
            <text:p>プロジェクター</text:p>
          </table:table-cell>
          <table:table-cell table:style-name="ce7" office:value-type="string" calcext:value-type="string">
            <text:p>プロが伝授!市販殺虫剤の効果的使用方法</text:p>
            <text:p>ムシムシ博士(当銘英世)</text:p>
            <text:p>プロジェクター</text:p>
          </table:table-cell>
          <table:table-cell table:style-name="ce7" office:value-type="string" calcext:value-type="string">
            <text:p>夢を全力で追いかけて!</text:p>
            <text:p>丸尾 牧</text:p>
            <text:p>プロジェクター</text:p>
          </table:table-cell>
          <table:table-cell table:style-name="ce7" office:value-type="string" calcext:value-type="string">
            <text:p>LGBTについて知りましょう</text:p>
            <text:p>いよたみのり</text:p>
            <text:p>プロジェクター</text:p>
          </table:table-cell>
          <table:table-cell table:style-name="ce7" office:value-type="string" calcext:value-type="string">
            <text:p>エコなガラスびんで工作をしよう!</text:p>
            <text:p>環境室・CSR推進室</text:p>
            <text:p>プロジェクター</text:p>
          </table:table-cell>
          <table:table-cell table:style-name="ce7" office:value-type="string" calcext:value-type="string">
            <text:p>葉っぱのカガク</text:p>
            <text:p>石丸京子</text:p>
            <text:p>プロジェクター</text:p>
          </table:table-cell>
          <table:table-cell table:style-name="ce7" office:value-type="string" calcext:value-type="string">
            <text:p>災害時要配慮者が安心できる街づくり</text:p>
            <text:p>貞弘美咲、川岸美穂、佐々木優衣、橋口乙葉</text:p>
            <text:p>プロジェクター</text:p>
          </table:table-cell>
          <table:table-cell table:style-name="ce7" office:value-type="string" calcext:value-type="string">
            <text:p>学ぼう!災害発生時に命を繋ぐバッグの中身</text:p>
            <text:p>防災士 新山千惠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７日（土）3限目</text:p>
          </table:table-cell>
          <table:table-cell table:style-name="ce20" office:value-type="string" calcext:value-type="string">
            <text:p>老年よ、大志を抱け!―SD爺sのススメー</text:p>
            <text:p>ボブ原田</text:p>
            <text:p>プロジェクター</text:p>
          </table:table-cell>
          <table:table-cell table:style-name="ce21" office:value-type="string" calcext:value-type="string">
            <text:p>トッケンってどんな特!?-無自覚の気づき</text:p>
            <text:p>細見義博</text:p>
            <text:p/>
          </table:table-cell>
          <table:table-cell table:style-name="ce21" office:value-type="string" calcext:value-type="string">
            <text:p>日本髪ってどうなってるの?</text:p>
            <text:p>浪速お化髪会</text:p>
            <text:p/>
          </table:table-cell>
          <table:table-cell table:style-name="ce21" office:value-type="string" calcext:value-type="string">
            <text:p>実践！緊張とプレッシャーからの解放</text:p>
            <text:p>清水　利信</text:p>
            <text:p>プロジェクター</text:p>
          </table:table-cell>
          <table:table-cell table:style-name="ce21" office:value-type="string" calcext:value-type="string">
            <text:p>いじめは、どうしてなくならないの?</text:p>
            <text:p>曽我 智史</text:p>
            <text:p>プロジェクター</text:p>
          </table:table-cell>
          <table:table-cell table:style-name="ce7" office:value-type="string" calcext:value-type="string">
            <text:p>将来の職業どうやって決めるの?</text:p>
            <text:p>柿原利章</text:p>
            <text:p>プロジェクター</text:p>
          </table:table-cell>
          <table:table-cell table:style-name="ce7" office:value-type="string" calcext:value-type="string">
            <text:p>実践!ローカルSDGs(地域循環共生圏)</text:p>
            <text:p>福嶋 慶三</text:p>
            <text:p>プロジェクター</text:p>
          </table:table-cell>
          <table:table-cell table:style-name="ce7" office:value-type="string" calcext:value-type="string">
            <text:p>あなたの普通を教えて!映画で普通を考える</text:p>
            <text:p>景山幸信</text:p>
            <text:p>プロジェクター</text:p>
          </table:table-cell>
          <table:table-cell table:style-name="ce7" office:value-type="string" calcext:value-type="string">
            <text:p>共依存と虐待</text:p>
            <text:p>二村卓朋敷</text:p>
            <text:p/>
          </table:table-cell>
          <table:table-cell table:style-name="ce7" office:value-type="string" calcext:value-type="string">
            <text:p>お灸教室 さあ体験しましょう!</text:p>
            <text:p>田渕貞夫 (たぶち治療院)</text:p>
            <text:p/>
          </table:table-cell>
          <table:table-cell table:style-name="ce7" office:value-type="string" calcext:value-type="string">
            <text:p>学校では教えてもらえない大切なお金の話</text:p>
            <text:p>土居由紀子</text:p>
            <text:p>プロジェクター</text:p>
          </table:table-cell>
          <table:table-cell table:style-name="ce7" office:value-type="string" calcext:value-type="string">
            <text:p>自己肯定感が高まる「天使の口ぐせワーク」</text:p>
            <text:p>MCS認定ティーチャー 藤田 純子</text:p>
            <text:p>プロジェクター</text:p>
          </table:table-cell>
          <table:table-cell table:style-name="ce7" office:value-type="string" calcext:value-type="string">
            <text:p>近世編 考古学からみる尼崎城</text:p>
            <text:p>新里 遥</text:p>
            <text:p>プロジェクター</text:p>
          </table:table-cell>
          <table:table-cell table:style-name="ce7" office:value-type="string" calcext:value-type="string">
            <text:p>近代編 市村合併うらばなし</text:p>
            <text:p>吉川 真理子</text:p>
            <text:p>プロジェクター</text:p>
          </table:table-cell>
          <table:table-cell table:style-name="ce7" office:value-type="string" calcext:value-type="string">
            <text:p>現代編 尼崎の歌いろいろ</text:p>
            <text:p>桃谷 和則</text:p>
            <text:p>プロジェクター</text:p>
          </table:table-cell>
          <table:table-cell table:style-name="ce7" office:value-type="string" calcext:value-type="string">
            <text:p>?さんぽめぐり隊@尼崎?</text:p>
            <text:p>藤井周瑠、西山裕規、散歩した人たち?</text:p>
            <text:p>プロジェクター</text:p>
          </table:table-cell>
          <table:table-cell table:style-name="ce7" office:value-type="string" calcext:value-type="string">
            <text:p>スポーツレクリエーション</text:p>
            <text:p>松下京子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７日（土）4限目</text:p>
          </table:table-cell>
          <table:table-cell table:style-name="ce20" office:value-type="string" calcext:value-type="string">
            <text:p>産後の心身リセットyoga</text:p>
            <text:p>ゆかり</text:p>
            <text:p/>
          </table:table-cell>
          <table:table-cell table:style-name="ce21" office:value-type="string" calcext:value-type="string">
            <text:p>楽しい文房具の世界を体験しよう!</text:p>
            <text:p>官浪伸次</text:p>
            <text:p/>
          </table:table-cell>
          <table:table-cell table:style-name="ce21" office:value-type="string" calcext:value-type="string">
            <text:p>尼崎でへーほーな街を発見しよう</text:p>
            <text:p>おくむらたけすけ(たけちゃん)</text:p>
            <text:p/>
          </table:table-cell>
          <table:table-cell table:style-name="ce21" office:value-type="string" calcext:value-type="string">
            <text:p>未定</text:p>
            <text:p>つながりプロジェクトA</text:p>
            <text:p>プロジェクター</text:p>
          </table:table-cell>
          <table:table-cell table:style-name="ce7" office:value-type="string" calcext:value-type="string">
            <text:p>東日本大震災、被災地はいま</text:p>
            <text:p>尼崎若者被災地応援隊</text:p>
            <text:p>プロジェクター</text:p>
          </table:table-cell>
          <table:table-cell table:style-name="ce7" office:value-type="string" calcext:value-type="string">
            <text:p>塾講師です!話、聞かせてください!</text:p>
            <text:p>太田 洋平</text:p>
            <text:p>プロジェクター</text:p>
          </table:table-cell>
          <table:table-cell table:style-name="ce7" office:value-type="string" calcext:value-type="string">
            <text:p>子育ての引き算</text:p>
            <text:p>いしだいくみ(こどものみかた)</text:p>
            <text:p/>
          </table:table-cell>
          <table:table-cell table:style-name="ce7" office:value-type="string" calcext:value-type="string">
            <text:p>大人のための絵本セラピー??体験</text:p>
            <text:p>ヒマワリ先生(谷田五沙子)</text:p>
            <text:p/>
          </table:table-cell>
          <table:table-cell table:style-name="ce7" office:value-type="string" calcext:value-type="string">
            <text:p>あつまれ、尼ノ民!『あま島』観光ツアー</text:p>
            <text:p>えんどう ももえ</text:p>
            <text:p/>
          </table:table-cell>
          <table:table-cell table:style-name="ce7" office:value-type="string" calcext:value-type="string">
            <text:p>中高生向け アンガーマネジメントゲーム</text:p>
            <text:p>池田真茶</text:p>
            <text:p/>
          </table:table-cell>
          <table:table-cell table:style-name="ce7" office:value-type="string" calcext:value-type="string">
            <text:p>子育て応援トーク</text:p>
            <text:p>johnny</text:p>
            <text:p>プロジェクター</text:p>
          </table:table-cell>
          <table:table-cell table:style-name="ce7" office:value-type="string" calcext:value-type="string">
            <text:p>豊かな国?になろう</text:p>
            <text:p>高橋正明</text:p>
            <text:p/>
          </table:table-cell>
          <table:table-cell table:style-name="ce7" office:value-type="string" calcext:value-type="string">
            <text:p>親子でコーディネーション活動</text:p>
            <text:p>馬場 美和</text:p>
            <text:p/>
          </table:table-cell>
          <table:table-cell table:style-name="ce7" office:value-type="string" calcext:value-type="string">
            <text:p>虫よけアロマジェルを作りましょう♪</text:p>
            <text:p>穴田 美緒</text:p>
            <text:p/>
          </table:table-cell>
          <table:table-cell table:style-name="ce7" office:value-type="string" calcext:value-type="string">
            <text:p>親子リトミック</text:p>
            <text:p>武田康子 遊喜直美</text:p>
            <text:p/>
          </table:table-cell>
          <table:table-cell table:style-name="ce7" office:value-type="string" calcext:value-type="string">
            <text:p>親鸞聖人が比叡山を下りるまで</text:p>
            <text:p>正光寺住職　波多正文</text:p>
            <text:p/>
          </table:table-cell>
          <table:table-cell table:style-name="ce7" office:value-type="string" calcext:value-type="string">
            <text:p>きふねさんと尼崎城</text:p>
            <text:p>江田政亮</text:p>
            <text:p>プロジェクター</text:p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７日（土）5限目</text:p>
          </table:table-cell>
          <table:table-cell table:style-name="ce20" office:value-type="string" calcext:value-type="string">
            <text:p>指で編めちゃうエコタワシ ～編んでみよ～</text:p>
            <text:p>るい??チュウサンダンシ</text:p>
            <text:p>プロジェクター</text:p>
          </table:table-cell>
          <table:table-cell table:style-name="ce21" office:value-type="string" calcext:value-type="string">
            <text:p>みんなの防災</text:p>
            <text:p>藤田 朝代</text:p>
            <text:p>プロジェクター</text:p>
          </table:table-cell>
          <table:table-cell table:style-name="ce21" office:value-type="string" calcext:value-type="string">
            <text:p>悪徳商法に騙されるな～防ごう消費者被害</text:p>
            <text:p>吉田哲也</text:p>
            <text:p>プロジェクター</text:p>
          </table:table-cell>
          <table:table-cell table:style-name="ce21" office:value-type="string" calcext:value-type="string">
            <text:p>50分で強くなるテトリス</text:p>
            <text:p>中嶋 道太郎</text:p>
            <text:p>プロジェクター</text:p>
          </table:table-cell>
          <table:table-cell table:style-name="ce7" office:value-type="string" calcext:value-type="string">
            <text:p>糖質制限ダイエットと免疫向上</text:p>
            <text:p>内山浩一</text:p>
            <text:p>プロジェクター</text:p>
          </table:table-cell>
          <table:table-cell table:style-name="ce7" office:value-type="string" calcext:value-type="string">
            <text:p>ファシリテーション グラフィック講座</text:p>
            <text:p>薮田雪子</text:p>
            <text:p>プロジェクター</text:p>
          </table:table-cell>
          <table:table-cell table:style-name="ce7" office:value-type="string" calcext:value-type="string">
            <text:p>尼崎の老人ホーム・高齢者施設の種類の話</text:p>
            <text:p>こちあり!の案内人</text:p>
            <text:p>プロジェクター</text:p>
          </table:table-cell>
          <table:table-cell table:style-name="ce7" office:value-type="string" calcext:value-type="string">
            <text:p>知っとこ環境リテラシー</text:p>
            <text:p>エコピープルおじさん</text:p>
            <text:p>プロジェクター</text:p>
          </table:table-cell>
          <table:table-cell table:style-name="ce7" office:value-type="string" calcext:value-type="string">
            <text:p>アメリカ生活体験記</text:p>
            <text:p>金子 渡</text:p>
            <text:p>プロジェクター</text:p>
          </table:table-cell>
          <table:table-cell table:style-name="ce7" office:value-type="string" calcext:value-type="string">
            <text:p>スキューバダイビングの世界</text:p>
            <text:p>福井天基</text:p>
            <text:p>プロジェクター</text:p>
          </table:table-cell>
          <table:table-cell table:style-name="ce7" office:value-type="string" calcext:value-type="string">
            <text:p>赤道儀をつくって尼崎で星を撮ってみた</text:p>
            <text:p>北村博志</text:p>
            <text:p>プロジェクター</text:p>
          </table:table-cell>
          <table:table-cell table:style-name="ce7" office:value-type="string" calcext:value-type="string">
            <text:p>世の中の基本の基本? 税金ってなんだ?</text:p>
            <text:p>尾ノ上 直子</text:p>
            <text:p>プロジェクター</text:p>
          </table:table-cell>
          <table:table-cell table:style-name="ce7" office:value-type="string" calcext:value-type="string">
            <text:p>コロナ対策!除菌ジェル&amp;ツボ押し</text:p>
            <text:p>癒やしのアロマみっちゃん</text:p>
            <text:p/>
          </table:table-cell>
          <table:table-cell table:style-name="ce7" office:value-type="string" calcext:value-type="string">
            <text:p>演歌新曲「歌謡レッスン」</text:p>
            <text:p>よろず やへい</text:p>
            <text:p/>
          </table:table-cell>
          <table:table-cell table:style-name="ce7" office:value-type="string" calcext:value-type="string">
            <text:p>体験しよう!心肺蘇生法とAED</text:p>
            <text:p>応急手当普及員 野田 武彦</text:p>
            <text:p/>
          </table:table-cell>
          <table:table-cell table:style-name="ce7" office:value-type="string" calcext:value-type="string">
            <text:p>パワフル声楽家による良い声講座</text:p>
            <text:p>久保啓子</text:p>
            <text:p/>
          </table:table-cell>
          <table:table-cell table:style-name="ce7" office:value-type="string" calcext:value-type="string">
            <text:p>勝つために食べる??スポーツ栄養講座</text:p>
            <text:p>今井陽子・小原八重子・阿部由美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1">８月８</text:span>日（日）1限目</text:p>
          </table:table-cell>
          <table:table-cell table:style-name="ce20" office:value-type="string" calcext:value-type="string">
            <text:p>尼いものお話</text:p>
            <text:p>阪野守</text:p>
            <text:p>プロジェクター</text:p>
          </table:table-cell>
          <table:table-cell table:style-name="ce21" office:value-type="string" calcext:value-type="string">
            <text:p>匂いの不思議</text:p>
            <text:p>伊藤澄夫</text:p>
            <text:p>プロジェクター</text:p>
          </table:table-cell>
          <table:table-cell table:style-name="ce21" office:value-type="string" calcext:value-type="string">
            <text:p>親子で楽しむ大道芸講座</text:p>
            <text:p>丹後 和也</text:p>
            <text:p/>
          </table:table-cell>
          <table:table-cell office:value-type="string" calcext:value-type="string">
            <text:p>尼崎と鬼－紙芝居を通して－</text:p>
            <text:p>加瀬ひろしの紙芝居屋さん</text:p>
            <text:p/>
          </table:table-cell>
          <table:table-cell table:style-name="ce7" office:value-type="string" calcext:value-type="string">
            <text:p>未来の食事を考える昆虫食 VOL.2</text:p>
            <text:p>守 宏美・信太朗</text:p>
            <text:p>プロジェクター</text:p>
          </table:table-cell>
          <table:table-cell table:style-name="ce7" office:value-type="string" calcext:value-type="string">
            <text:p>みんなの香育～アロマテラピー体験教育～</text:p>
            <text:p>アロマシンガーソングライター 古財侑季</text:p>
            <text:p>プロジェクター</text:p>
          </table:table-cell>
          <table:table-cell table:style-name="ce7" office:value-type="string" calcext:value-type="string">
            <text:p>25歳、元不登校の幸ライフ</text:p>
            <text:p>あかねまる</text:p>
            <text:p>プロジェクター</text:p>
          </table:table-cell>
          <table:table-cell table:style-name="ce7" office:value-type="string" calcext:value-type="string">
            <text:p>コロナフレイル対策 理学療法士の視点から</text:p>
            <text:p>兵庫県理学療法士会(阪神南尼崎支部)</text:p>
            <text:p>プロジェクター</text:p>
          </table:table-cell>
          <table:table-cell table:style-name="ce7" office:value-type="string" calcext:value-type="string">
            <text:p>空手師範が好きな漫画を紹介する</text:p>
            <text:p>松井厚</text:p>
            <text:p/>
          </table:table-cell>
          <table:table-cell table:style-name="ce7" office:value-type="string" calcext:value-type="string">
            <text:p>三十一文字の私と出会う</text:p>
            <text:p>池田明日香</text:p>
            <text:p>プロジェクター</text:p>
          </table:table-cell>
          <table:table-cell table:style-name="ce7" office:value-type="string" calcext:value-type="string">
            <text:p>なんでもオッケーで生きよう！</text:p>
            <text:p>ワダトシコ　和田壽子</text:p>
            <text:p/>
          </table:table-cell>
          <table:table-cell table:style-name="ce7" office:value-type="string" calcext:value-type="string">
            <text:p>誰でも作家になれる「小説×尼崎なアナタ」</text:p>
            <text:p>成海隼人</text:p>
            <text:p>プロジェクター</text:p>
          </table:table-cell>
          <table:table-cell table:style-name="ce7" office:value-type="string" calcext:value-type="string">
            <text:p>はじめはみんな、赤ちゃんだった。</text:p>
            <text:p>赤ちゃん先生</text:p>
            <text:p/>
          </table:table-cell>
          <table:table-cell table:style-name="ce7" office:value-type="string" calcext:value-type="string">
            <text:p>4つの自分を知ろう</text:p>
            <text:p>岩木・村上</text:p>
            <text:p/>
          </table:table-cell>
          <table:table-cell table:style-name="ce7" office:value-type="string" calcext:value-type="string">
            <text:p>～みんなでコロナに負けない身体作り～</text:p>
            <text:p>久次米 圭美</text:p>
            <text:p/>
          </table:table-cell>
          <table:table-cell table:style-name="ce7" office:value-type="string" calcext:value-type="string">
            <text:p>わくわくドキドキ紙芝居のはじまりはじまり</text:p>
            <text:p>中嶋裕子・竹内朱美</text:p>
            <text:p/>
          </table:table-cell>
          <table:table-cell table:style-name="ce7" office:value-type="string" calcext:value-type="string">
            <text:p>障害者とコロナ禍～スマホZoomの工夫～</text:p>
            <text:p>広瀬 徹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1">８月８日</text:span>（日）2限目</text:p>
          </table:table-cell>
          <table:table-cell table:style-name="ce20" office:value-type="string" calcext:value-type="string">
            <text:p>みんなで一緒に公共施設マネジメント</text:p>
            <text:p>尼崎市ファシリティマネジメント推進担当</text:p>
            <text:p>プロジェクター</text:p>
          </table:table-cell>
          <table:table-cell table:style-name="ce21" office:value-type="string" calcext:value-type="string">
            <text:p>「学び」のカタチを考えるーフレネ教育入門</text:p>
            <text:p>鈴木伸尚</text:p>
            <text:p>プロジェクター</text:p>
          </table:table-cell>
          <table:table-cell table:style-name="ce21" office:value-type="string" calcext:value-type="string">
            <text:p>ライフプランニング</text:p>
            <text:p>かわのせ ともひと</text:p>
            <text:p>プロジェクター</text:p>
          </table:table-cell>
          <table:table-cell office:value-type="string" calcext:value-type="string">
            <text:p>姉妹友好都市について知っていますか?</text:p>
            <text:p>尼崎市文化振興担当</text:p>
            <text:p>プロジェクター</text:p>
          </table:table-cell>
          <table:table-cell table:style-name="ce7" office:value-type="string" calcext:value-type="string">
            <text:p>住宅ローン見直しで得しませんか?</text:p>
            <text:p>西浦克</text:p>
            <text:p>プロジェクター</text:p>
          </table:table-cell>
          <table:table-cell table:style-name="ce7" office:value-type="string" calcext:value-type="string">
            <text:p>基礎から学ぶ老後の資産運用</text:p>
            <text:p>夫津木 良介</text:p>
            <text:p>プロジェクター</text:p>
          </table:table-cell>
          <table:table-cell table:style-name="ce7" office:value-type="string" calcext:value-type="string">
            <text:p>新時代の生命保険</text:p>
            <text:p>白石紀明</text:p>
            <text:p>プロジェクター</text:p>
          </table:table-cell>
          <table:table-cell table:style-name="ce7" office:value-type="string" calcext:value-type="string">
            <text:p>米粉のシフォンケーキの作り方とお米の話</text:p>
            <text:p>山崎けんいち</text:p>
            <text:p>プロジェクター</text:p>
          </table:table-cell>
          <table:table-cell table:style-name="ce7" office:value-type="string" calcext:value-type="string">
            <text:p>小濱リノベ不動産</text:p>
            <text:p>小濱賢二郎</text:p>
            <text:p>プロジェクター</text:p>
          </table:table-cell>
          <table:table-cell table:style-name="ce7" office:value-type="string" calcext:value-type="string">
            <text:p>親子で今ない職業を考えよう</text:p>
            <text:p>エガマリ</text:p>
            <text:p>プロジェクター</text:p>
          </table:table-cell>
          <table:table-cell table:style-name="ce7" office:value-type="string" calcext:value-type="string">
            <text:p>一日一冊、誰にでも出来る直観読書法講座</text:p>
            <text:p>乱読家ぽちん</text:p>
            <text:p/>
          </table:table-cell>
          <table:table-cell table:style-name="ce7" office:value-type="string" calcext:value-type="string">
            <text:p>シャチホコプラモができるまで</text:p>
            <text:p>プラモ尼崎城メンバー</text:p>
            <text:p>プロジェクター</text:p>
          </table:table-cell>
          <table:table-cell table:style-name="ce7" office:value-type="string" calcext:value-type="string">
            <text:p>3Dデータ制作「プラモ尼崎城」</text:p>
            <text:p>八束 康</text:p>
            <text:p>プロジェクター</text:p>
          </table:table-cell>
          <table:table-cell table:style-name="ce7" office:value-type="string" calcext:value-type="string">
            <text:p>死後世界と生まれ変わりの真実</text:p>
            <text:p>小泉修平</text:p>
            <text:p>プロジェクター</text:p>
          </table:table-cell>
          <table:table-cell table:style-name="ce7" office:value-type="string" calcext:value-type="string">
            <text:p>温度を色に変えてみよう!!!</text:p>
            <text:p>山口祐貴子</text:p>
            <text:p>プロジェクター</text:p>
          </table:table-cell>
          <table:table-cell table:style-name="ce7" office:value-type="string" calcext:value-type="string">
            <text:p>税金教室（楽しく税を学ぼうゼイ！！）</text:p>
            <text:p>尼崎市租税教育推進協議会</text:p>
            <text:p>プロジェクター</text:p>
          </table:table-cell>
          <table:table-cell table:style-name="ce7" office:value-type="string" calcext:value-type="string">
            <text:p>猪名川河川防災</text:p>
            <text:p>志築 芳和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1">８月８日</text:span>（日）3限目</text:p>
          </table:table-cell>
          <table:table-cell table:style-name="ce20" office:value-type="string" calcext:value-type="string">
            <text:p>ウルトラヘルスごろ寝ダイエット健康法</text:p>
            <text:p>山田 眞市</text:p>
            <text:p>プロジェクター</text:p>
          </table:table-cell>
          <table:table-cell table:style-name="ce21" office:value-type="string" calcext:value-type="string">
            <text:p>初めての篠笛「ほたるこい」を吹いてみよう</text:p>
            <text:p> 篠笛奏者 松本賢一</text:p>
            <text:p/>
          </table:table-cell>
          <table:table-cell table:style-name="ce21" office:value-type="string" calcext:value-type="string">
            <text:p>よくわかる日本の仏教  コロナへの処方箋</text:p>
            <text:p>薮野 正明</text:p>
            <text:p/>
          </table:table-cell>
          <table:table-cell office:value-type="string" calcext:value-type="string">
            <text:p>ありたいまちってなんだ!?</text:p>
            <text:p>総合計画担当</text:p>
            <text:p/>
          </table:table-cell>
          <table:table-cell table:style-name="ce7" office:value-type="string" calcext:value-type="string">
            <text:p>ジュースの秘密を調べよう</text:p>
            <text:p>古山みゆき</text:p>
            <text:p/>
          </table:table-cell>
          <table:table-cell table:style-name="ce7" office:value-type="string" calcext:value-type="string">
            <text:p>1000色の色鉛筆で描く「花火の絵本」</text:p>
            <text:p>島村由花</text:p>
            <text:p/>
          </table:table-cell>
          <table:table-cell table:style-name="ce7" office:value-type="string" calcext:value-type="string">
            <text:p>どうすればいい?犬の迎え方・飼い方</text:p>
            <text:p>あなんちゃん</text:p>
            <text:p/>
          </table:table-cell>
          <table:table-cell table:style-name="ce7" office:value-type="string" calcext:value-type="string">
            <text:p>淡路の学生とSDGsについて考えよう!</text:p>
            <text:p>淡路景観園芸学校の学生</text:p>
            <text:p/>
          </table:table-cell>
          <table:table-cell table:style-name="ce7" office:value-type="string" calcext:value-type="string">
            <text:p>「数当てゲーム」で数学を探検しよう!</text:p>
            <text:p>石井 稔</text:p>
            <text:p/>
          </table:table-cell>
          <table:table-cell table:style-name="ce7" office:value-type="string" calcext:value-type="string">
            <text:p>ハングル! 偉大な文字の謎に迫る!</text:p>
            <text:p>守永 貴美恵</text:p>
            <text:p/>
          </table:table-cell>
          <table:table-cell table:style-name="ce7" office:value-type="string" calcext:value-type="string">
            <text:p>「うんことそろばん」</text:p>
            <text:p>Wunchi-the-pooh</text:p>
            <text:p/>
          </table:table-cell>
          <table:table-cell table:style-name="ce7" office:value-type="string" calcext:value-type="string">
            <text:p>KOUGAIクエスト</text:p>
            <text:p>大原一憲</text:p>
            <text:p>プロジェクター</text:p>
          </table:table-cell>
          <table:table-cell table:style-name="ce7" office:value-type="string" calcext:value-type="string">
            <text:p>みんなで楽しく阿波踊り!</text:p>
            <text:p>吉屋英子</text:p>
            <text:p/>
          </table:table-cell>
          <table:table-cell table:style-name="ce7" office:value-type="string" calcext:value-type="string">
            <text:p>『ボーイスカウト』ってなあに？</text:p>
            <text:p>ボーイスカウト尼崎地区組織拡充委員会</text:p>
            <text:p/>
          </table:table-cell>
          <table:table-cell table:style-name="ce7" office:value-type="string" calcext:value-type="string">
            <text:p>食べる魚のお話</text:p>
            <text:p>宝金実央 大嶋俊一郎</text:p>
            <text:p/>
          </table:table-cell>
          <table:table-cell table:style-name="ce7" office:value-type="string" calcext:value-type="string">
            <text:p>おとな リトミック</text:p>
            <text:p>田中幸子</text:p>
            <text:p/>
          </table:table-cell>
          <table:table-cell table:style-name="ce7" office:value-type="string" calcext:value-type="string">
            <text:p>歌声ボランティア</text:p>
            <text:p>NPO法人ええうた工房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1">８月８日</text:span>（日）4限目</text:p>
          </table:table-cell>
          <table:table-cell table:style-name="ce20" office:value-type="string" calcext:value-type="string">
            <text:p>マリオのようなアクションゲームを作ろう!</text:p>
            <text:p>川西 芳宏(よっしー♪)</text:p>
            <text:p/>
          </table:table-cell>
          <table:table-cell table:style-name="ce21" office:value-type="string" calcext:value-type="string">
            <text:p>乳がんのセルフチェックレッスン</text:p>
            <text:p>石橋由加</text:p>
            <text:p/>
          </table:table-cell>
          <table:table-cell table:style-name="ce21"/>
          <table:table-cell/>
          <table:table-cell table:style-name="ce7" table:number-columns-repeated="14"/>
          <table:table-cell table:number-columns-repeated="982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1">８月８日（日</text:span>）5限目</text:p>
          </table:table-cell>
          <table:table-cell table:style-name="ce20"/>
          <table:table-cell table:style-name="ce21" table:number-columns-repeated="3"/>
          <table:table-cell table:style-name="ce7" table:number-columns-repeated="9"/>
          <table:table-cell/>
          <table:table-cell table:style-name="ce7" table:number-columns-repeated="4"/>
          <table:table-cell table:number-columns-repeated="982"/>
        </table:table-row>
        <table:table-row table:style-name="ro1">
          <table:table-cell table:number-columns-repeated="1003"/>
        </table:table-row>
        <table:table-row table:style-name="ro1">
          <table:table-cell table:number-columns-repeated="3"/>
          <table:table-cell>
            <draw:control table:end-cell-address="時間割.D15" table:end-x="3.205cm" table:end-y="0.415cm" draw:z-index="0" draw:text-style-name="P1" svg:width="2.616cm" svg:height="0.725cm" svg:x="0.589cm" svg:y="0.141cm" draw:control="control1"/>
          </table:table-cell>
          <table:table-cell table:style-name="ce8"/>
          <table:table-cell table:style-name="ce13" office:value-type="string" calcext:value-type="string">
            <text:p>設定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9" office:value-type="string" calcext:value-type="string">
            <text:p>プロジェクタ数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10" office:value-type="string" calcext:value-type="string">
            <text:p>パソコン数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3">
          <table:table-cell table:number-columns-repeated="1003"/>
        </table:table-row>
        <table:table-row table:style-name="ro1">
          <table:table-cell table:number-columns-repeated="4"/>
          <table:table-cell table:style-name="ce11"/>
          <table:table-cell table:number-columns-repeated="998"/>
        </table:table-row>
        <table:table-row table:style-name="ro1" table:number-rows-repeated="3">
          <table:table-cell table:number-columns-repeated="4"/>
          <table:table-cell table:style-name="ce12"/>
          <table:table-cell table:number-columns-repeated="998"/>
        </table:table-row>
        <table:table-row table:style-name="ro1" table:number-rows-repeated="1048552">
          <table:table-cell table:number-columns-repeated="1003"/>
        </table:table-row>
        <table:table-row table:style-name="ro1">
          <table:table-cell table:number-columns-repeated="1003"/>
        </table:table-row>
      </table:table>
      <table:table table:name="割り振れなかった授業" table:style-name="ta1">
        <table:table-column table:style-name="co5" table:number-columns-repeated="20" table:default-cell-style-name="Default"/>
        <table:table-row table:style-name="ro2">
          <table:table-cell office:value-type="float" office:value="44316.9555555556" calcext:value-type="float">
            <text:p>44316.9555555556</text:p>
          </table:table-cell>
          <table:table-cell office:value-type="string" calcext:value-type="string">
            <text:p>心をわしづかみ!ヤシノキを知ってみよう!</text:p>
          </table:table-cell>
          <table:table-cell office:value-type="string" calcext:value-type="string">
            <text:p>大永尉惠?藤本由紀</text:p>
          </table:table-cell>
          <table:table-cell office:value-type="string" calcext:value-type="string">
            <text:p>放課後等デイサービスヤシノキ</text:p>
          </table:table-cell>
          <table:table-cell/>
          <table:table-cell office:value-type="string" calcext:value-type="string">
            <text:p>９．くらし</text:p>
          </table:table-cell>
          <table:table-cell office:value-type="string" calcext:value-type="string">
            <text:p>尼崎の住宅地のとある一軒家。そこは、様々な特性をもった子どもたちの居場所です♪[br]「地域で育ち、地域に学ぶ」ことを大切に、ヤシノキキッズの活動記録を通して、これからの″児童福祉″について考えてみましょう!</text:p>
          </table:table-cell>
          <table:table-cell office:value-type="string" calcext:value-type="string">
            <text:p>対話形式・聴講形式</text:p>
          </table:table-cell>
          <table:table-cell table:number-columns-repeated="4"/>
          <table:table-cell office:value-type="string" calcext:value-type="string">
            <text:p>知人の紹介・Facebook</text:p>
          </table:table-cell>
          <table:table-cell office:value-type="string" calcext:value-type="string">
            <text:p>７日(土)午前　　　・７日(土)午後　　　</text:p>
          </table:table-cell>
          <table:table-cell office:value-type="string" calcext:value-type="string">
            <text:p>大きい教室（定員15～24人・全6部屋）</text:p>
          </table:table-cell>
          <table:table-cell table:number-columns-repeated="2"/>
          <table:table-cell table:number-columns-repeated="2" office:value-type="string" calcext:value-type="string">
            <text:p>はい</text:p>
          </table:table-cell>
          <table:table-cell office:value-type="float" office:value="140" calcext:value-type="float">
            <text:p>140</text:p>
          </table:table-cell>
        </table:table-row>
      </table:table>
      <table:named-expressions/>
      <table:database-ranges>
        <table:database-range table:name="__Anonymous_Sheet_DB__0" table:target-range-address="時間割.C2:時間割.U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¥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00/00/00</text:date>, <text:time style:data-style-name="N2" text:time-value="07:37:39.381447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3-28T12:20:26.939000000</meta:creation-date>
    <dc:date>2021-05-08T13:17:55.556767264</dc:date>
    <meta:editing-duration>P4DT13H9M17S</meta:editing-duration>
    <meta:editing-cycles>338</meta:editing-cycles>
    <meta:generator>LibreOffice/6.4.7.2$Linux_X86_64 LibreOffice_project/40$Build-2</meta:generator>
    <meta:document-statistic meta:table-count="2" meta:cell-count="183" meta:object-count="1"/>
  </office:meta>
</office:document-meta>
</file>

<file path=Basic/Standard/createTimeTable.xml><?xml version="1.0" encoding="utf-8"?>
<!DOCTYPE module  PUBLIC '-//OpenOffice.org//DTD OfficeDocument 1.0//EN'  'module.dtd'>
<script:module xmlns:script="http://openoffice.org/2000/script" script:name="createTimeTable" script:language="StarBasic">'
' Copyright (c) 2016 まいこん
' This software is released under the MIT License.
' http://opensource.org/licenses/mit-license.php
' 自動割振ツール
'  普通教室の想定は５室　時間割シートの教室ｎ列を挿入削除する事で増減可能
'  プロジェクタとＰＣは７台の想定 設定セルを編集する事で増減可能
' まいこん Ver1.0 2016/04/02 新規作成
' まいこん Ver2.0 2018/04/20 同一時間の同一センセイ回避機能追加
' まいこん Ver3.0 2021/05/08 今年度用の仕様変更
'

'Private classRoomMax                 As Integer
Private maxColumn                    As Integer
Private odsSheet                     As Object
Private Const MIN_ROW                As Integer = 2
Private Const MAX_ROW                As Integer = 11
Private Const MIN_COLUMN             As Integer = 3
Private Const DAY_TIME_COLUMN        As Integer = MIN_COLUMN - 1
Private Const CLASSROOM_ROW          As Integer = MIN_ROW - 1
Private prjStock                     As Integer
Private pcStock                      As Integer
Private Const PROJECTOR_COLUMN       As Integer = MIN_COLUMN + 2
Private Const PROJECTOR_ROW          As Integer = MAX_ROW + 3
Private Const PC_COLUMN              As Integer = MIN_COLUMN + 2
Private Const PC_ROW                 As Integer = MAX_ROW + 4
Private errorTuition( )              As Variant
Private Const TMP_SHEET_NAME         As String  = "一時シート"
Private Const ERROR_SHEET_NAME       As String  = "割り振れなかった授業"
Private tmpSheet                     As Object
Private crlf                         As String
Private delimiter                    As String
Private Const BLANK                  As String  = ""
Private Const SPACE                  As String  = " "
Private Const SHIFT_JIS              As String  = "60"
Private Const UTF_8                  As String  = "76"
Private Const CSV_ENCODING           As String  = SHIFT_JIS
Private csvSheet                     As Object
Private csvCmp                       As Object
Private Const TUITION_PRIORITY_MIN   As Integer = 9
Private Const CLASSROOM_PRIORITY_MIN As Integer = 5
Private Const EQUIPMENT_PRIORITY_MIN As Integer = 3
Private Const TUITION_FORM_COLUMN    As Integer = 26	'Z
Private Const CAN_TUITION_COLUMN     As Integer = 13	'N
Private Const CANT_TUITION_COLUMN    As Integer = 26	'Z
Private Const CLASSROOM_COLUMN       As Integer = 14	'O
Private Const EQUIPMENT_COLUMN       As Integer = 15	'P
Private Const TITLE_COLUMN           As Integer = 1		'B
Private Const TEACHER_COLUMN         As Integer = 2		'C
Private Const MSG_BOX_YES            As Integer = 6

'
' 主処理
'
Sub Main
	initialize( )
	
	sortTemporarySheet( csvCmp)
	
	Dim i As Integer: i = 1
	While tmpSheet.getCellByPosition( 1, i).String &lt;&gt; BLANK
		setTuition( i)
		i = i + 1
	Wend
	
	destroy( csvCmp)
End Sub

'
' 初期化
'
Sub initialize
	Dim fileName As String: fileName = ThisComponent.getTitle( )
	Dim filePath As String: filePath = ConvertFromURL( ThisComponent.getLocation( ))
	Dim nextFile As String
	
	odsSheet = ThisComponent.CurrentController.ActiveSheet
	With odsSheet
'		プロジェクタ数とパソコン数を設定から取得
		prjStock = CInt( .getCellByPosition( PROJECTOR_COLUMN, PROJECTOR_ROW).String)
		pcStock = CInt( .getCellByPosition( PC_COLUMN, PC_ROW).String)
'		改行コード
		crlf = Chr$( 10)
		delimiter = "　　　・"	'・や,
	
		Dim j As Integer: j = MIN_COLUMN
'		教室の最大数を取得
		While .getCellByPosition( j, CLASSROOM_ROW).String &lt;&gt; BLANK
'			print .getCellByPosition( j, 1).String
'			If InStr( .getCellByPosition( j, 1).String, "普通教室") &gt; 0 Then
'				classRoomMax = j
'			End If
			j = j + 1
		Wend
		maxColumn = j - 1
		If MSG_BOX_YES = MsgBox( "自動割り振りの前に初期化を実行しますか？" &amp; crlf &amp; _
		"手動で事前割り振りを行う場合は初期化しないで（いいえを選択して）下さい" &amp; crlf &amp; _
		"初期化すると既存の割り振りは削除されます", 36, "自動割り振りを開始します") Then
'			既存の時間割を削除（書式は残す）
			.getCellRangeByPosition( MIN_COLUMN, MIN_ROW, maxColumn, MAX_ROW).clearContents( _
				com.sun.star.sheet.CellFlags.STRING + com.sun.star.sheet.CellFlags.VALUE)
		End If
	End With
	With ThisComponent.getSheets( )
'		エラーの初期化
		.removeByName( ERROR_SHEET_NAME)
		.insertNewByName( ERROR_SHEET_NAME, 1)
	End With
	
'	同じ階層の最初に見付けたCSVを開く
	nextFile = Dir( Left( filePath, Len( filePath) - Len( fileName)), 0)
	Do While nextFile &lt;&gt; BLANK
'		print Mid(nextFile, Len( nextFile) - 3)
		If Mid( nextFile, Len( nextFile) - 3) = ".csv" Then
			Exit Do
		End If
		nextFile = Dir
	Loop
	
	Dim csvPty( 1) As New com.sun.star.beans.PropertyValue
	csvPty( 0).Name  = "FilterName"
	csvPty( 0).Value = "Text - txt - csv (StarCalc)"
	csvPty( 1).Name  = "FilterOptions"
	csvPty( 1).Value = "44,34,"&amp; CSV_ENCODING &amp;",1"
'	print ConvertToURL( Left( filePath, Len( filePath) - Len( fileName)) &amp; nextFile)
	csvCmp = _
		StarDesktop.loadComponentFromURL( _
			ConvertToURL( Left( filePath, Len( filePath) - Len( fileName)) &amp; nextFile), _
			"_default", 0, csvPty)
	csvSheet = csvCmp.getSheets( ).getByIndex( 0)
	createTemporarySheet( csvCmp)
End Sub

'
' 授業割り振り
'
Sub setTuition( ByVal row As Integer)
	Dim tuitionForm As String: tuitionForm = tmpSheet.getCellByPosition( TUITION_FORM_COLUMN, row).String
	Dim canTuitions( ) As Variant
	canTuitions = getArray( CAN_TUITION_COLUMN, row)
'	Dim cantTuitions( 0) As String
'	If tmpSheet.getCellByPosition( CANT_TUITION_COLUMN, row).String &lt;&gt; BLANK Then
'		ReDim cantTuitions( Ubound( Split( tmpSheet.getCellByPosition( CANT_TUITION_COLUMN, row).String, delimiter))) As String
'		cantTuitions = Split( tmpSheet.getCellByPosition( CANT_TUITION_COLUMN, row).String, delimiter)
'	Else
'		cantTuitions( 0) = BLANK
'	End If
	Dim classRooms( ) As Variant
	classRooms = getArray( CLASSROOM_COLUMN, row)
	Dim equipments( ) As Variant
	equipments = getArray( EQUIPMENT_COLUMN, row)
	
	Dim tmpCanTuitions( ) As Variant
	For Each canTuition In canTuitions
		Select Case Replace( canTuition, "　", "")
		Case "７日(土)午前"
			Redim Preserve tmpCanTuitions( Ubound( tmpCanTuitions) + 2) As Variant
			tmpCanTuitions( Ubound( tmpCanTuitions) - 1) = "８月７日（土）1限目"
			tmpCanTuitions( Ubound( tmpCanTuitions)) = "８月７日（土）2限目"
		Case "７日(土)午後"
			Redim Preserve tmpCanTuitions( Ubound( tmpCanTuitions) + 3) As Variant
			tmpCanTuitions( Ubound( tmpCanTuitions) - 2) = "８月７日（土）3限目"
			tmpCanTuitions( Ubound( tmpCanTuitions) - 1) = "８月７日（土）4限目"
			tmpCanTuitions( Ubound( tmpCanTuitions)) = "８月７日（土）5限目"
		Case "８日(日)午前"
			Redim Preserve tmpCanTuitions( Ubound( tmpCanTuitions) + 2) As Variant
			tmpCanTuitions( Ubound( tmpCanTuitions) - 1) = "８月８日（日）1限目"
			tmpCanTuitions( Ubound( tmpCanTuitions)) = "８月８日（日）2限目"
		Case "８日(日)午後"
			Redim Preserve tmpCanTuitions( Ubound( tmpCanTuitions) + 3) As Variant
			tmpCanTuitions( Ubound( tmpCanTuitions) - 2) = "８月８日（日）3限目"
			tmpCanTuitions( Ubound( tmpCanTuitions) - 1) = "８月８日（日）4限目"
			tmpCanTuitions( Ubound( tmpCanTuitions)) = "８月８日（日）5限目"
		End Select
	Next canTuition
	canTuitions = tmpCanTuitions
	equipments( 0) = Trim( Replace( tmpSheet.getCellByPosition( EQUIPMENT_COLUMN, row).String, "希望する", "プロジェクター"))
	
	Dim teacher As String: teacher = tmpSheet.getCellByPosition( TEACHER_COLUMN, row).String
	Dim detail As String: detail = _
		tmpSheet.getCellByPosition( TITLE_COLUMN, row).String &amp; crlf &amp;_
		teacher &amp; crlf &amp;_
		equipments( 0)'Replace( tmpSheet.getCellByPosition( EQUIPMENT_COLUMN, row).String, delimiter, SPACE)
		' TODO: その他の長文を短く
	
	For Each canTuition In canTuitions
		For i = MIN_ROW To MAX_ROW Step 1
			If odsSheet.getCellByPosition( DAY_TIME_COLUMN, i).String = Trim( canTuition) Then
				For Each classRoom In classRooms
					For j = MIN_COLUMN To maxColumn Step 1
						If odsSheet.getCellByPosition( j, i).String = BLANK And _
						( InStr( odsSheet.getCellByPosition( j, CLASSROOM_ROW).String, Left( classRoom, 5)) &gt; 0 Or _
						Trim( classRoom) = "どちらでもＯＫ") And _
						checkEquipment( i, equipments) Then
'							For k = MIN_COLUMN To j - 1 Step 1
'								同一時間同一センセイを回避
'								If 0 &lt; InStr( odsSheet.getCellByPosition( k, i).String, teacher) Then
'									GoTo Continue
'								End If
'							Next k
'							If 0 &lt; InStr( tuitionForm, "単発") Or tuitionForm = BLANK Then
								odsSheet.getCellByPosition( j, i).String = detail
								Exit Sub
'							Else
'								連続
'								If i &lt;&gt; Int( ( MIN_ROW + MAX_ROW) / 2) And i &lt;&gt; MAX_ROW Then
'									If odsSheet.getCellByPosition( j, i + 1).String = BLANK And _
'									checkEquipment( i + 1, equipments) Then
'										odsSheet.getCellByPosition( j, i).String = detail
'										odsSheet.getCellByPosition( j, i + 1).String = detail
'										Exit Sub
'									End If
'								End If
'							End If
						End If
					Continue:
					Next j
				Next classRoom
			End If
		Next i
	Next canTuition
	
	addErrorTuition( row)
End Sub

'
' 一時シート作成
'
Sub createTemporarySheet( ByVal csvCmp As Object)
	csvCmp.getSheets( ).copyByName( csvSheet.Name, TMP_SHEET_NAME, 1)
	tmpSheet = csvCmp.getSheets( ).getByName( TMP_SHEET_NAME)
End Sub

'
' CSVの並べ替え
'
Sub sortTemporarySheet( ByVal csvCmp As Object)
	Dim sortPty( 1) As New com.sun.star.beans.PropertyValue
	Dim sortField( 0) As New com.sun.star.util.SortField
	
	sortField( 0).Field = 1
	sortField( 0).SortAscending = True
	sortPty( 0).Name = "SortFields"
	sortPty( 0).Value = sortField( )
	sortPty( 1).Name = "ContainsHeader"
	sortPty( 1).Value = True
	
	Dim cursor As Object
	cursor = tmpSheet.createCursorByRange( tmpSheet.getCellByPosition( 0, 0))
	cursor.gotoEndOfUsedArea( True)
	
'	申し込み順に並べ替え
'	tmpSheet.getCellRangeByPosition( 0, 0, cursor.getColumns.Count, cursor.getRows.Count). _
'		sort( sortPty( ))
	
	Dim i As Integer: i = 1
	While tmpSheet.getCellByPosition( 1, i).String &lt;&gt; BLANK
		tmpSheet.getCellByPosition( cursor.getColumns.Count, i).String = _
			parsePriority( _
				tmpSheet.getCellByPosition( TUITION_FORM_COLUMN, i).String , _
				tmpSheet.getCellByPosition( CAN_TUITION_COLUMN, i).String , _
				tmpSheet.getCellByPosition( CANT_TUITION_COLUMN, i).String , _
				tmpSheet.getCellByPosition( CLASSROOM_COLUMN, i).String , _
				tmpSheet.getCellByPosition( EQUIPMENT_COLUMN, i).String _
			)
		i = i + 1
	Wend
	
'	優先順位順に並べ替え
	sortField( 0).Field = cursor.getColumns.Count
	sortPty( 0).Value = sortField( )
	tmpSheet.getCellRangeByPosition( 0, 0, cursor.getColumns.Count, cursor.getRows.Count). _
		sort( sortPty( ))
End Sub

'
' 一時シート削除
'
Sub deleteTemporarySheet( ByVal csvCmp As Object)
	csvCmp.getSheets( ).removeByName( TMP_SHEET_NAME)
End Sub

'
' エラー授業
'  既に埋まってて割り振れなかった授業を別シートへ出力する
'
Sub addErrorTuition( ByVal row As Integer)
	ReDim Preserve errorTuition( Ubound( errorTuition) + 1) As Variant
	errorTuition( Ubound( errorTuition)) = _
		tmpSheet.getCellByPosition( 1, row).String &amp; SPACE &amp; _
			tmpSheet.getCellByPosition( 2, row).String
	
	Dim cursor As Object
	cursor = tmpSheet.createCursorByRange( tmpSheet.getCellByPosition( 0, 0))
	cursor.gotoEndOfUsedArea( True)
		
	With ThisComponent.Sheets( 1)
		.Rows.insertByIndex( 0, 1)
		.getCellRangeByPosition( 0, 0, cursor.getColumns.Count - 2, 0).setDataArray( _
			tmpSheet.getCellRangeByPosition( _
				0, row, cursor.getColumns.Count - 2, row _
			).getDataArray( ) _
		)
	End With
End Sub

'
' 破棄処理
'
Sub destroy( ByVal csvCmp As Object)
	deleteTemporarySheet( csvCmp)
'	csvSheet.dispose( )
	csvCmp.dispose( )
	ThisComponent.store( )
	If 0 &lt;= Ubound( errorTuition) Then
		Dim errorMsg As String: errorMsg = crlf
		For Each tuition In errorTuition
			errorMsg = errorMsg &amp; tuition &amp; crlf
		Next tuition
		Msgbox( _
			"自動割り振りが異常終了しました。" &amp; crlf &amp; _
			"割り振れなかった授業はこちら…" &amp; crlf &amp; _
			errorMsg &amp; crlf &amp; _
			"割り振れなかった授業シートを確認して下さい。"_
		)
	Else
		Msgbox( "自動割り振りが正常終了しました。")
	End If
End Sub

'
' 優先順位の解析
'  開講できる日時、開講できない日時、希望教室　（複数選択可）、要望する機材など
'  を解析して優先順位を返す
'
Function parsePriority( _
	ByVal tuitionForm As String, _
	ByVal canTuition As String, _
	ByVal cantTuition As String, _
	ByVal classRoom As String, _
	ByVal equipment As String _
) As String
	Dim tuitionPri As Integer
	If Len( canTuition) &gt; 0 Then
'		開講できる日時が指定されている場合
		tuitionPri = Ubound( Split( canTuition, delimiter))
	ElseIf Len( cantTuition) &gt; 0 Then
'		開講できない日時が指定されている場合
		tuitionPri = TUITION_PRIORITY_MIN - Ubound( Split( cantTuition, delimiter))
'	Else
'		できる日時もできない日時も指定されていない場合
'		tuitionPri = TUITION_PRIORITY_MIN
	End If
	
'		連続講座優先
	Dim formPri As Integer
	If tuitionForm = BLANK Then
'		省略されている場合は単発
		formPri = 1
	Else
		formPri = InStr( tuitionForm, "単発")
	End If
	
'	教室はどちらでもＯＫが多い程優先順位が低い
	Dim classRoomPri As Integer: classRoomPri = InStr( classRoom, "どちらでもＯＫ")
'	If classRoom = BLANK Then
'		希望教室　（複数選択可）が指定されていない場合
'		classRoomPri = CLASSROOM_PRIORITY_MIN
'	End If
	
'	機材は指定が多い程優先順位が高い
	Dim equipmentPri As Integer: equipmentPri = 2 - Ubound( Split( equipment, delimiter))
	If equipment = BLANK Then
'		要望する機材などが指定されていない場合
		equipmentPri = EQUIPMENT_PRIORITY_MIN
	End If
	parsePriority = CStr( tuitionPri) &amp; CStr( formPri) &amp; CStr( classRoomPri) &amp; CStr( equipmentPri)
End Function

'
' 機材の確認
'  機材が有ればTrue 無ければFalseを返す
'
Function checkEquipment( ByVal i As Integer, ByVal equipments( ) As Variant) As Boolean
	Dim prjCount As Integer: prjCount = 0
	Dim pcCount As Integer: pcCount = 0
	
	For j = MIN_COLUMN To maxColumn Step 1
		If odsSheet.getCellByPosition( j, i).String = BLANK Then
'			未設定コマの場合
			GoTo Continue
		ElseIf Ubound( Split( odsSheet.getCellByPosition( j, i).String, crlf)) &lt; 2 Then
'			設定済だが機材無の場合
			GoTo Continue
		Else
			For Each equipment In Split( Split( odsSheet.getCellByPosition( j, i).String, crlf)( 2), SPACE)
				Select Case equipment
				Case "プロジェクター"
					prjCount = prjCount + 1
				Case "パソコン"
					pcCount = pcCount + 1
				End Select
			Next equipment
		End If
	Continue:
	Next j
	For Each equipment In equipments
		Select Case Trim( equipment)
		Case "プロジェクター"
			If prjCount = prjStock Then
				checkEquipment = False
			End If
		Case "パソコン"
			If pcCount = pcStock Then
				checkEquipment = False
			End If
		End Select
	Next equipment
	checkEquipment = True
End Function

'
' 指定されたセルの文字列を分割して配列化する
'  配列を返す
'
Function getArray( ByVal column As Integer, ByVal row As Integer) As Variant
'	Dim a( 0) As Variant
	If tmpSheet.getCellByPosition( column, row).String &lt;&gt; BLANK Then
'		ReDim a( Ubound( Split( tmpSheet.getCellByPosition( column, row).String, delimiter))) As Variant
		getArray = Split( tmpSheet.getCellByPosition( column, row).String, delimiter)
		Exit Function
	End If
'	array( 0) = BLANK
	
	getArray = Array( BLANK)
End Function

Function addArray( stringArray As String) As Variant
	Redim Preserve stringArray( Ubound( stringArray) + 1)
	addArray = stringArray
End Function

Sub test
	Dim stringArray( 0) As String
	stringArray( 0) = "文字列0"
	stringArray = addArray( stringArray)
	stringArray( 1) = "文字列1"
	
	Msgbox stringArray( 0) &amp;" "&amp; stringArray( 1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reateTimeTab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